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tyle:font-face style:name="Calibri-Bold" svg:font-family="Calibri-Bold"/>
    <style:font-face style:name="Calibri-BoldItalic" svg:font-family="Calibri-BoldItalic"/>
    <style:font-face style:name="Cambria" svg:font-family="Cambria"/>
    <style:font-face style:name="Helvetica" svg:font-family="Helvetica"/>
    <style:font-face style:name="Segoe UI" svg:font-family="'Segoe UI'"/>
    <style:font-face style:name="SegoeUI-Bold" svg:font-family="SegoeUI-Bold"/>
    <style:font-face style:name="SourceSansPro-Bold" svg:font-family="SourceSansPro-Bold"/>
    <style:font-face style:name="SourceSansPro-Regular" svg:font-family="SourceSansPro-Regular"/>
    <style:font-face style:name="Times New Roman1" svg:font-family="'Times New Roman'"/>
    <style:font-face style:name="TimesNewRomanPSMT" svg:font-family="TimesNewRomanPSMT"/>
    <style:font-face style:name="arial" svg:font-family="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Calibri" fo:font-size="11pt"/>
    </style:style>
    <style:style style:name="P2" style:family="paragraph" style:parent-style-name="Standard">
      <style:text-properties fo:color="#000000" loext:opacity="100%" style:font-name="Calibri" fo:font-size="11pt" officeooo:paragraph-rsid="0007ff35"/>
    </style:style>
    <style:style style:name="P3" style:family="paragraph" style:parent-style-name="Standard">
      <style:text-properties fo:color="#000000" loext:opacity="100%" style:font-name="Calibri-Bold" fo:font-size="11pt" fo:font-weight="bold"/>
    </style:style>
    <style:style style:name="P4" style:family="paragraph" style:parent-style-name="Standard">
      <style:text-properties fo:color="#000000" loext:opacity="100%" style:font-name="TimesNewRomanPSMT" fo:font-size="12pt"/>
    </style:style>
    <style:style style:name="P5" style:family="paragraph" style:parent-style-name="Standard">
      <style:text-properties fo:color="#0c0d0e" loext:opacity="100%" style:font-name="Helvetica" fo:font-size="11.5pt"/>
    </style:style>
    <style:style style:name="P6" style:family="paragraph" style:parent-style-name="Standard">
      <style:text-properties fo:color="#0c0d0e" loext:opacity="100%" style:font-name="Helvetica" fo:font-size="11.5pt" officeooo:paragraph-rsid="00086e86"/>
    </style:style>
    <style:style style:name="P7" style:family="paragraph" style:parent-style-name="Standard">
      <style:text-properties fo:color="#ff0000" loext:opacity="100%" style:font-name="Calibri-BoldItalic" fo:font-size="22pt" fo:font-style="italic" fo:font-weight="bold"/>
    </style:style>
    <style:style style:name="P8" style:family="paragraph" style:parent-style-name="Standard">
      <style:text-properties fo:color="#202122" loext:opacity="100%"/>
    </style:style>
    <style:style style:name="P9" style:family="paragraph" style:parent-style-name="Standard">
      <style:text-properties fo:color="#202122" loext:opacity="100%" style:font-name="TimesNewRomanPSMT" fo:font-size="12pt"/>
    </style:style>
    <style:style style:name="P10" style:family="paragraph" style:parent-style-name="Standard">
      <style:text-properties fo:color="#202122" loext:opacity="100%" style:font-name="Segoe UI" fo:font-size="11pt"/>
    </style:style>
    <style:style style:name="P11" style:family="paragraph" style:parent-style-name="Standard">
      <style:text-properties fo:color="#000000" loext:opacity="100%" style:font-name="Calibri-Bold" fo:font-size="11pt" fo:font-weight="bold"/>
    </style:style>
    <style:style style:name="P12" style:family="paragraph" style:parent-style-name="Standard">
      <style:text-properties fo:color="#000000" loext:opacity="100%" style:font-name="Calibri-Bold" fo:font-size="11pt" fo:font-weight="bold" officeooo:paragraph-rsid="000c3a84"/>
    </style:style>
    <style:style style:name="P13" style:family="paragraph" style:parent-style-name="Standard">
      <style:text-properties fo:color="#333333" loext:opacity="100%" style:font-name="Arial" fo:font-size="10.5pt"/>
    </style:style>
    <style:style style:name="P14" style:family="paragraph" style:parent-style-name="Standard">
      <style:text-properties style:font-name="Arial Narrow"/>
    </style:style>
    <style:style style:name="P15" style:family="paragraph" style:parent-style-name="Standard">
      <style:text-properties fo:color="#202122" loext:opacity="100%"/>
    </style:style>
    <style:style style:name="P16" style:family="paragraph" style:parent-style-name="Standard">
      <style:text-properties fo:color="#202122" loext:opacity="100%" style:font-name="Segoe UI" fo:font-size="11pt"/>
    </style:style>
    <style:style style:name="P17" style:family="paragraph" style:parent-style-name="Standard">
      <style:text-properties fo:color="#ff0000" loext:opacity="100%" style:font-name="Calibri-BoldItalic" fo:font-size="22pt" fo:font-style="italic" fo:font-weight="bold"/>
    </style:style>
    <style:style style:name="P18" style:family="paragraph" style:parent-style-name="Standard">
      <style:text-properties officeooo:paragraph-rsid="000c3a84"/>
    </style:style>
    <style:style style:name="P19" style:family="paragraph" style:parent-style-name="Standard">
      <style:text-properties style:font-name="Arial" officeooo:rsid="000c752b" officeooo:paragraph-rsid="000c752b"/>
    </style:style>
    <style:style style:name="P20" style:family="paragraph" style:parent-style-name="Standard">
      <style:text-properties officeooo:rsid="000c752b" officeooo:paragraph-rsid="000c752b"/>
    </style:style>
    <style:style style:name="P21" style:family="paragraph" style:parent-style-name="Standard">
      <style:text-properties style:font-name="Liberation Sans Narrow" officeooo:rsid="000c752b" officeooo:paragraph-rsid="000c752b"/>
    </style:style>
    <style:style style:name="P22" style:family="paragraph" style:parent-style-name="Standard">
      <style:text-properties style:font-name="Times New Roman" officeooo:rsid="000c752b" officeooo:paragraph-rsid="000c752b"/>
    </style:style>
    <style:style style:name="P23" style:family="paragraph" style:parent-style-name="Text_20_body">
      <style:text-properties officeooo:rsid="000c752b" officeooo:paragraph-rsid="000c752b"/>
    </style:style>
    <style:style style:name="P24" style:family="paragraph" style:parent-style-name="Text_20_body">
      <style:text-properties fo:font-variant="normal" fo:text-transform="none" fo:color="#222222" loext:opacity="100%" style:font-name="Times New Roman" fo:font-size="12pt" fo:letter-spacing="normal" fo:font-style="normal" fo:font-weight="normal" officeooo:paragraph-rsid="000c752b"/>
    </style:style>
    <style:style style:name="P25" style:family="paragraph" style:parent-style-name="Text_20_body">
      <style:text-properties fo:font-variant="normal" fo:text-transform="none" fo:color="#202124" loext:opacity="100%" style:font-name="arial" fo:font-size="12pt" fo:letter-spacing="normal" fo:font-style="normal" fo:font-weight="normal" officeooo:rsid="000e1d43" officeooo:paragraph-rsid="000e1d43" style:font-weight-asian="normal" style:font-weight-complex="normal"/>
    </style:style>
    <style:style style:name="P26" style:family="paragraph" style:parent-style-name="Text_20_body">
      <style:text-properties officeooo:paragraph-rsid="000c9793"/>
    </style:style>
    <style:style style:name="P27" style:family="paragraph" style:parent-style-name="Text_20_body">
      <style:text-properties fo:font-weight="bold" officeooo:paragraph-rsid="000c9793" style:font-weight-asian="bold" style:font-weight-complex="bold"/>
    </style:style>
    <style:style style:name="P28" style:family="paragraph" style:parent-style-name="Text_20_body">
      <style:text-properties fo:font-weight="bold" officeooo:rsid="000e1d43" officeooo:paragraph-rsid="000e1d43" style:font-weight-asian="bold" style:font-weight-complex="bold"/>
    </style:style>
    <style:style style:name="P29" style:family="paragraph" style:parent-style-name="Text_20_body">
      <style:text-properties fo:font-weight="bold" officeooo:rsid="000efc4c" officeooo:paragraph-rsid="000efc4c" style:font-weight-asian="bold" style:font-weight-complex="bold"/>
    </style:style>
    <style:style style:name="P30" style:family="paragraph" style:parent-style-name="Text_20_body">
      <style:text-properties fo:font-weight="normal" officeooo:rsid="000e1d43" officeooo:paragraph-rsid="000e1d43" style:font-weight-asian="normal" style:font-weight-complex="normal"/>
    </style:style>
    <style:style style:name="P31" style:family="paragraph" style:parent-style-name="Text_20_body">
      <style:text-properties fo:font-weight="normal" officeooo:paragraph-rsid="000efc4c"/>
    </style:style>
    <style:style style:name="P32" style:family="paragraph" style:parent-style-name="Text_20_body">
      <style:text-properties officeooo:paragraph-rsid="000e1d43"/>
    </style:style>
    <style:style style:name="P33" style:family="paragraph" style:parent-style-name="Text_20_body">
      <style:text-properties officeooo:rsid="000e1d43" officeooo:paragraph-rsid="000e1d43"/>
    </style:style>
    <style:style style:name="P34" style:family="paragraph" style:parent-style-name="Text_20_body">
      <style:text-properties style:font-name="Times New Roman" officeooo:paragraph-rsid="000c9793"/>
    </style:style>
    <style:style style:name="P35" style:family="paragraph" style:parent-style-name="Text_20_body">
      <style:text-properties style:font-name="Times New Roman" fo:font-weight="bold" officeooo:rsid="000efc4c" officeooo:paragraph-rsid="000efc4c" style:font-weight-asian="bold" style:font-weight-complex="bold"/>
    </style:style>
    <style:style style:name="P36" style:family="paragraph" style:parent-style-name="Text_20_body">
      <style:paragraph-properties fo:margin-left="0cm" fo:margin-right="0cm" fo:line-height="100%" fo:orphans="2" fo:widows="2" fo:text-indent="0cm" style:auto-text-indent="false"/>
    </style:style>
    <style:style style:name="P37" style:family="paragraph" style:parent-style-name="Text_20_body">
      <style:paragraph-properties fo:margin-left="0cm" fo:margin-right="0cm" fo:text-align="start" style:justify-single-word="false" fo:orphans="2" fo:widows="2" fo:text-indent="0cm" style:auto-text-indent="false" fo:padding="0cm" fo:border="none"/>
    </style:style>
    <style:style style:name="P38" style:family="paragraph" style:parent-style-name="Text_20_body">
      <style:paragraph-properties fo:margin-left="0cm" fo:margin-right="0cm" fo:text-align="start" style:justify-single-word="false" fo:orphans="2" fo:widows="2" fo:text-indent="0cm" style:auto-text-indent="false" fo:padding="0cm" fo:border="none"/>
      <style:text-properties fo:font-weight="normal" officeooo:rsid="000efc4c" style:font-weight-asian="normal" style:font-weight-complex="normal"/>
    </style:style>
    <style:style style:name="P39" style:family="paragraph" style:parent-style-name="Text_20_body">
      <style:paragraph-properties fo:margin-left="0cm" fo:margin-right="0cm" fo:text-align="start" style:justify-single-word="false" fo:orphans="2" fo:widows="2" fo:text-indent="0cm" style:auto-text-indent="false" fo:padding="0cm" fo:border="none"/>
      <style:text-properties fo:font-weight="bold" officeooo:rsid="00109ebf" officeooo:paragraph-rsid="00109ebf" style:font-weight-asian="bold" style:font-weight-complex="bold"/>
    </style:style>
    <style:style style:name="P40" style:family="paragraph" style:parent-style-name="Text_20_body" style:list-style-name="L1">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style:style>
    <style:style style:name="T1" style:family="text">
      <style:text-properties officeooo:rsid="0007ff35"/>
    </style:style>
    <style:style style:name="T2" style:family="text">
      <style:text-properties fo:color="#000000" loext:opacity="100%"/>
    </style:style>
    <style:style style:name="T3" style:family="text">
      <style:text-properties fo:color="#000000" loext:opacity="100%" style:font-name="Calibri-Bold" fo:font-size="12pt" fo:font-weight="bold"/>
    </style:style>
    <style:style style:name="T4" style:family="text">
      <style:text-properties fo:color="#000000" loext:opacity="100%" style:font-name="TimesNewRomanPSMT" fo:font-size="12pt"/>
    </style:style>
    <style:style style:name="T5" style:family="text">
      <style:text-properties fo:color="#202122" loext:opacity="100%"/>
    </style:style>
    <style:style style:name="T6" style:family="text">
      <style:text-properties fo:color="#202122" loext:opacity="100%" style:font-name="TimesNewRomanPSMT" fo:font-size="12pt"/>
    </style:style>
    <style:style style:name="T7" style:family="text">
      <style:text-properties fo:color="#202122" loext:opacity="100%" style:font-name="Segoe UI" fo:font-size="11pt"/>
    </style:style>
    <style:style style:name="T8" style:family="text">
      <style:text-properties fo:color="#202122" loext:opacity="100%" style:font-name="SegoeUI-Bold" fo:font-size="11pt" fo:font-weight="bold"/>
    </style:style>
    <style:style style:name="T9" style:family="text">
      <style:text-properties fo:color="#6b4ba1" loext:opacity="100%" style:font-name="TimesNewRomanPSMT" fo:font-size="12pt"/>
    </style:style>
    <style:style style:name="T10" style:family="text">
      <style:text-properties fo:color="#6b4ba1" loext:opacity="100%" style:font-name="TimesNewRomanPSMT" fo:font-size="11pt"/>
    </style:style>
    <style:style style:name="T11" style:family="text">
      <style:text-properties fo:color="#6b4ba1" loext:opacity="100%" style:font-name="Segoe UI" fo:font-size="11pt"/>
    </style:style>
    <style:style style:name="T12" style:family="text">
      <style:text-properties fo:color="#6b4ba1" loext:opacity="100%" style:font-name="Cambria" fo:font-size="9pt"/>
    </style:style>
    <style:style style:name="T13" style:family="text">
      <style:text-properties style:font-name="SegoeUI-Bold" fo:font-size="11pt" fo:font-weight="bold"/>
    </style:style>
    <style:style style:name="T14" style:family="text">
      <style:text-properties fo:color="#333333" loext:opacity="100%"/>
    </style:style>
    <style:style style:name="T15" style:family="text">
      <style:text-properties fo:color="#333333" loext:opacity="100%" style:font-name="SourceSansPro-Bold" fo:font-size="10.5pt" fo:font-weight="bold"/>
    </style:style>
    <style:style style:name="T16" style:family="text">
      <style:text-properties fo:color="#333333" loext:opacity="100%" fo:font-size="10.5pt" fo:font-weight="bold"/>
    </style:style>
    <style:style style:name="T17" style:family="text">
      <style:text-properties fo:color="#0c0d0e" loext:opacity="100%" style:font-name="Helvetica" fo:font-size="11.5pt"/>
    </style:style>
    <style:style style:name="T18" style:family="text">
      <style:text-properties style:font-name="Arial"/>
    </style:style>
    <style:style style:name="T19" style:family="text">
      <style:text-properties officeooo:rsid="000c3a84"/>
    </style:style>
    <style:style style:name="T20" style:family="text">
      <style:text-properties fo:color="#a7074b" loext:opacity="100%" officeooo:rsid="000c3a84"/>
    </style:style>
    <style:style style:name="T21" style:family="text">
      <style:text-properties fo:color="#a7074b" loext:opacity="100%" style:font-name="Impact" fo:font-size="24pt" officeooo:rsid="000c3a84" style:font-size-asian="24pt" style:font-size-complex="24pt"/>
    </style:style>
    <style:style style:name="T22" style:family="text">
      <style:text-properties fo:color="#a7074b" loext:opacity="100%" fo:font-size="22pt" fo:font-weight="bold" style:font-size-asian="22pt" style:font-weight-asian="bold" style:font-size-complex="22pt" style:font-weight-complex="bold"/>
    </style:style>
    <style:style style:name="T23" style:family="text">
      <style:text-properties fo:color="#a7074b" loext:opacity="100%" fo:font-size="22pt" fo:font-weight="bold" officeooo:rsid="000efc4c" style:font-size-asian="22pt" style:font-weight-asian="bold" style:font-size-complex="22pt" style:font-weight-complex="bold"/>
    </style:style>
    <style:style style:name="T24" style:family="text">
      <style:text-properties officeooo:rsid="000c752b"/>
    </style:style>
    <style:style style:name="T25" style:family="text">
      <style:text-properties fo:font-variant="normal" fo:text-transform="none" fo:color="#202122" loext:opacity="100%" style:font-name="sans-serif" fo:font-size="10.5pt" fo:letter-spacing="normal" fo:font-style="normal" fo:font-weight="normal"/>
    </style:style>
    <style:style style:name="T26" style:family="text">
      <style:text-properties fo:font-variant="normal" fo:text-transform="none" fo:color="#202122" loext:opacity="100%" fo:font-size="10.5pt" fo:letter-spacing="normal" fo:font-style="normal" fo:font-weight="normal"/>
    </style:style>
    <style:style style:name="T27" style:family="text">
      <style:text-properties fo:font-variant="normal" fo:text-transform="none" fo:color="#202122" loext:opacity="100%" fo:letter-spacing="normal"/>
    </style:style>
    <style:style style:name="T28" style:family="text">
      <style:text-properties fo:font-variant="normal" fo:text-transform="none" fo:color="#202122"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9" style:family="text">
      <style:text-properties fo:font-variant="normal" fo:text-transform="none" fo:color="#202122" loext:opacity="100%" style:text-line-through-style="none" style:text-line-through-type="none" fo:font-size="10.5pt" fo:letter-spacing="normal" fo:font-style="normal" style:text-underline-style="none" fo:font-weight="normal" style:text-blinking="false" fo:background-color="#ffffff" loext:char-shading-value="0"/>
    </style:style>
    <style:style style:name="T30" style:family="text">
      <style:text-properties fo:font-variant="normal" fo:text-transform="none" fo:color="#202122" loext:opacity="100%" style:font-name="Times New Roman" fo:font-size="10.5pt" fo:letter-spacing="normal" fo:font-style="normal" fo:font-weight="normal"/>
    </style:style>
    <style:style style:name="T31"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2"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officeooo:rsid="00122a41" style:text-blinking="false" fo:background-color="#ffffff" loext:char-shading-value="0"/>
    </style:style>
    <style:style style:name="T33" style:family="text">
      <style:text-properties fo:font-variant="normal" fo:text-transform="none" fo:color="#0b0080" loext:opacity="100%" style:text-line-through-style="none" style:text-line-through-type="none" style:font-name="sans-serif" fo:font-size="8.25pt" fo:letter-spacing="normal" fo:font-style="normal" style:text-underline-style="none" fo:font-weight="normal" style:text-blinking="false"/>
    </style:style>
    <style:style style:name="T34" style:family="text">
      <style:text-properties fo:font-variant="normal" fo:text-transform="none" fo:color="#0b0080" loext:opacity="100%" style:text-line-through-style="none" style:text-line-through-type="none" style:font-name="Times New Roman" fo:font-size="10.5pt" fo:letter-spacing="normal" fo:font-style="normal" style:text-underline-style="none" fo:font-weight="normal" style:text-blinking="false"/>
    </style:style>
    <style:style style:name="T35" style:family="text">
      <style:text-properties fo:font-variant="normal" fo:text-transform="none" fo:color="#202124" loext:opacity="100%" style:font-name="arial" fo:font-size="12pt" fo:letter-spacing="normal" fo:font-style="normal" fo:font-weight="normal"/>
    </style:style>
    <style:style style:name="T36" style:family="text">
      <style:text-properties fo:font-variant="normal" fo:text-transform="none" fo:color="#202124" loext:opacity="100%" style:font-name="arial" fo:font-size="12pt" fo:letter-spacing="normal" fo:font-style="normal" fo:font-weight="normal" officeooo:rsid="000e1d43" style:font-weight-asian="bold" style:font-weight-complex="bold"/>
    </style:style>
    <style:style style:name="T37" style:family="text">
      <style:text-properties fo:font-variant="normal" fo:text-transform="none" fo:color="#202124" loext:opacity="100%" style:font-name="arial" fo:font-size="12pt" fo:letter-spacing="normal" fo:font-style="normal" fo:font-weight="normal" officeooo:rsid="000efc4c"/>
    </style:style>
    <style:style style:name="T38" style:family="text">
      <style:text-properties fo:font-variant="normal" fo:text-transform="none" fo:color="#202124" loext:opacity="100%" style:font-name="arial" fo:font-size="12pt" fo:letter-spacing="normal" fo:font-style="normal" fo:font-weight="bold" officeooo:rsid="000e1d43" style:font-weight-asian="bold" style:font-weight-complex="bold"/>
    </style:style>
    <style:style style:name="T39" style:family="text">
      <style:text-properties fo:font-variant="normal" fo:text-transform="none" fo:color="#202124" loext:opacity="100%" fo:letter-spacing="normal"/>
    </style:style>
    <style:style style:name="T40" style:family="text">
      <style:text-properties fo:font-variant="normal" fo:text-transform="none" fo:color="#202124" loext:opacity="100%" fo:font-size="12pt" fo:letter-spacing="normal" fo:font-style="normal" fo:font-weight="normal"/>
    </style:style>
    <style:style style:name="T41" style:family="text">
      <style:text-properties fo:font-variant="normal" fo:text-transform="none" fo:color="#202124" loext:opacity="100%" style:font-name="Times New Roman" fo:font-size="12pt" fo:letter-spacing="normal" fo:font-style="normal" officeooo:rsid="000efc4c" style:font-weight-asian="normal" style:font-weight-complex="normal"/>
    </style:style>
    <style:style style:name="T42" style:family="text">
      <style:text-properties fo:font-variant="normal" fo:text-transform="none" fo:color="#222222" loext:opacity="100%" style:font-name="Liberation Sans Narrow" fo:font-size="12pt" fo:letter-spacing="normal" fo:font-style="normal" fo:font-weight="normal"/>
    </style:style>
    <style:style style:name="T43" style:family="text">
      <style:text-properties fo:font-variant="normal" fo:text-transform="none" fo:color="#222222" loext:opacity="100%" style:font-name="Liberation Sans Narrow" fo:font-size="12pt" fo:letter-spacing="normal" fo:font-style="normal" officeooo:rsid="000c9793"/>
    </style:style>
    <style:style style:name="T44" style:family="text">
      <style:text-properties fo:font-variant="normal" fo:text-transform="none" fo:color="#222222" loext:opacity="100%" style:font-name="Times New Roman1" fo:font-size="12pt" fo:letter-spacing="normal" fo:font-style="normal"/>
    </style:style>
    <style:style style:name="T45" style:family="text">
      <style:text-properties fo:font-variant="normal" fo:text-transform="none" fo:color="#222222" loext:opacity="100%" style:font-name="Times New Roman1" fo:font-size="12pt" fo:letter-spacing="normal" fo:font-style="normal" fo:font-weight="normal"/>
    </style:style>
    <style:style style:name="T46" style:family="text">
      <style:text-properties fo:font-variant="normal" fo:text-transform="none" fo:color="#222222" loext:opacity="100%" style:font-name="Times New Roman1" fo:font-size="12pt" fo:letter-spacing="normal" fo:font-style="normal" fo:font-weight="normal" officeooo:rsid="000c9793"/>
    </style:style>
    <style:style style:name="T47" style:family="text">
      <style:text-properties fo:font-variant="normal" fo:text-transform="none" fo:color="#222222" loext:opacity="100%" style:font-name="Times New Roman1" fo:font-size="12pt" fo:letter-spacing="normal" fo:font-style="normal" fo:font-weight="normal" officeooo:rsid="000e1d43"/>
    </style:style>
    <style:style style:name="T48" style:family="text">
      <style:text-properties fo:font-variant="normal" fo:text-transform="none" fo:color="#222222" loext:opacity="100%" fo:font-size="12pt" fo:letter-spacing="normal" fo:font-style="normal" fo:font-weight="normal"/>
    </style:style>
    <style:style style:name="T49" style:family="text">
      <style:text-properties fo:font-weight="bold"/>
    </style:style>
    <style:style style:name="T50" style:family="text">
      <style:text-properties fo:font-weight="bold" officeooo:rsid="000e1d43" style:font-weight-asian="bold" style:font-weight-complex="bold"/>
    </style:style>
    <style:style style:name="T51" style:family="text">
      <style:text-properties style:font-name="Times New Roman" officeooo:rsid="000efc4c"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 text:c="32"/><text:span text:style-name="T1"><text:s text:c="46"/></text:span>PRACTICAL2 </text:p>
      <text:p text:style-name="P3"/>
      <text:p text:style-name="P3">Report on various open source licence </text:p>
      <text:p text:style-name="P3"/>
      <text:p text:style-name="P3"/>
      <text:p text:style-name="P12"/>
      <text:p text:style-name="P7"><text:s text:c="16"/><text:span text:style-name="T19"><text:s text:c="15"/></text:span>APACHE LICENCE </text:p>
      <text:p text:style-name="P7"/>
      <text:p text:style-name="P7"/>
      <text:p text:style-name="Standard"><text:span text:style-name="T2">■</text:span><text:span text:style-name="T3">HISTORY OF LICENCE </text:span></text:p>
      <text:p text:style-name="Standard"><text:span text:style-name="T3"/></text:p>
      <text:p text:style-name="Standard"><text:span text:style-name="T4">Beg</text:span><text:span text:style-name="T6">inning in 1995, the Apache Group (later the Apache Software Foundation) released </text:span></text:p>
      <text:p text:style-name="Standard"><text:span text:style-name="T6">successive versions of </text:span><text:span text:style-name="T9">their well-known httpd server</text:span><text:span text:style-name="T6">. Their initial license was essentially the </text:span></text:p>
      <text:p text:style-name="Standard"><text:span text:style-name="T6">same as the old 4-clause </text:span><text:span text:style-name="T9">BSD license</text:span><text:span text:style-name="T6">, with only the names of the organizations changed.It </text:span></text:p>
      <text:p text:style-name="P9">has an extra term that extends from BSD clause 4, saying that derivatives must not bear the </text:p>
      <text:p text:style-name="Standard"><text:span text:style-name="T6">same Apache name. </text:span><text:span text:style-name="T7">In January 2004, ASF decided to depart from the BSD model and </text:span></text:p>
      <text:p text:style-name="P10">produced the Apache License 2.0. The stated goals of the license included making it easier </text:p>
      <text:p text:style-name="Standard"><text:span text:style-name="T7">for non-ASF projects to use, improving </text:span><text:span text:style-name="T11">compatibility </text:span><text:span text:style-name="T7">with </text:span><text:span text:style-name="T11">GPL</text:span><text:span text:style-name="T7">-based software, allowing the </text:span></text:p>
      <text:p text:style-name="P10">license to be included by reference instead of listed in every file, clarifying the license on </text:p>
      <text:p text:style-name="P10">contributions, and requiring a patent license on contributions that necessarily infringe a </text:p>
      <text:p text:style-name="P10">contributor's own patents </text:p>
      <text:p text:style-name="P10"/>
      <text:p text:style-name="P8">■ <text:span text:style-name="T13">IDEA OF APACHE LICENCE </text:span></text:p>
      <text:p text:style-name="P8"><text:span text:style-name="T13"/></text:p>
      <text:p text:style-name="Standard"><text:span text:style-name="T7">The </text:span><text:span text:style-name="T8">Apache License </text:span><text:span text:style-name="T7">is a </text:span><text:span text:style-name="T11">permissive </text:span><text:span text:style-name="T10">free software license </text:span><text:span text:style-name="T7">written by the </text:span><text:span text:style-name="T11">Apache Software </text:span></text:p>
      <text:p text:style-name="Standard"><text:span text:style-name="T11">Foundation </text:span><text:span text:style-name="T7">(ASF).</text:span><text:span text:style-name="T12">[5] </text:span><text:span text:style-name="T7">It allows users to use the software for any purpose, to distribute it, to </text:span></text:p>
      <text:p text:style-name="P10">modify it, and to distribute modified versions of the software under the terms of the license, </text:p>
      <text:p text:style-name="Standard"><text:span text:style-name="T7">without concern for </text:span><text:span text:style-name="T11">royalties</text:span><text:span text:style-name="T7">. The ASF and its projects release their software products under </text:span></text:p>
      <text:p text:style-name="P10">the Apache License. The license is also used by many non-ASF projects. </text:p>
      <text:p text:style-name="P10"/>
      <text:p text:style-name="Standard"><text:span text:style-name="T5">■</text:span><text:span text:style-name="T8">LICENCING MODEL OF APACHE </text:span></text:p>
      <text:p text:style-name="Standard"><text:span text:style-name="T8"/></text:p>
      <text:p text:style-name="Standard"><text:span text:style-name="T7">The Apache License is </text:span><text:span text:style-name="T11">permissive</text:span><text:span text:style-name="T7">; unlike </text:span><text:span text:style-name="T11">copyleft </text:span><text:span text:style-name="T7">licenses, it does not require a </text:span><text:span text:style-name="T11">derivative </text:span></text:p>
      <text:p text:style-name="Standard"><text:span text:style-name="T11">work </text:span><text:span text:style-name="T7">of the software, or modifications to the original, to be distributed using the same </text:span></text:p>
      <text:p text:style-name="P10">license. It still requires application of the same license to all unmodified parts. In every </text:p>
      <text:p text:style-name="P10">licensed file, original copyright, patent, trademark, and attribut<text:span text:style-name="T18">ion notices must be pr</text:span>eserved </text:p>
      <text:p text:style-name="P10">(excluding notices that do not pertain to any part of the derivative works). In every licensed </text:p>
      <text:p text:style-name="P10">file changed, a notification must be added stating that changes have been made to that </text:p>
      <text:p text:style-name="P10">file.Apache web server is distributed under open source and is freely available. </text:p>
      <text:p text:style-name="P10"/>
      <text:p text:style-name="Standard"><text:span text:style-name="T5">■</text:span><text:span text:style-name="T14"> </text:span><text:span text:style-name="T15">POPULAR SOFTWARE UNDER APACHE LICENCE </text:span></text:p>
      <text:p text:style-name="Standard"><text:span text:style-name="T15"/></text:p>
      <text:p text:style-name="P13">The linux ,Apache http server,Apache karaf </text:p>
      <text:p text:style-name="P13"><text:soft-page-break/>Digiital unix </text:p>
      <text:p text:style-name="P13"/>
      <text:p text:style-name="P13">Saloris </text:p>
      <text:p text:style-name="P13"/>
      <text:p text:style-name="Standard"><text:span text:style-name="T14">■</text:span><text:span text:style-name="T15">POPULARITY </text:span></text:p>
      <text:p text:style-name="Standard"><text:span text:style-name="T15"/></text:p>
      <text:p text:style-name="P13">According to netcraft surver survey the 60% of world web site on internet use apache server to </text:p>
      <text:p text:style-name="P13">compare with other server. Apache server is secure reliable and fast . Many word press hosting provider </text:p>
      <text:p text:style-name="P13">are Using apache server as their web server software.The word press also run on the other web server </text:p>
      <text:p text:style-name="P13">software as well. </text:p>
      <text:p text:style-name="P13"/>
      <text:p text:style-name="P14"><text:span text:style-name="T14">■</text:span><text:span text:style-name="T16">IMPACT </text:span></text:p>
      <text:p text:style-name="P4">The Apache Software Foundation has been home to numerous important open source </text:p>
      <text:p text:style-name="Standard"><text:span text:style-name="T4">software projects from its inception in 1999. </text:span><text:span text:style-name="T17">software licensed under the Apache License </text:span></text:p>
      <text:p text:style-name="P5">Version 2.0 (APLv2), it is quite okay to modify the software in the way that you suggest. </text:p>
      <text:p text:style-name="P5">That license encourages modification. </text:p>
      <text:p text:style-name="P5"><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8"><text:s text:c="29"/><text:span text:style-name="T19"><text:s text:c="17"/></text:span><text:span text:style-name="T20"><text:s text:c="5"/></text:span><text:span text:style-name="T21"><text:s text:c="9"/>GPL</text:span></text:p>
      <text:p text:style-name="P20">HISTORY OF GPL LICENCE</text:p>
      <text:p text:style-name="P22"/>
      <text:p text:style-name="P23"><text:span text:style-name="T30">The GPL was written by Richard Stallman in 1989, for use with programs released as part of the GNU project. The original GPL was based on a unification of similar licenses used for early versions of </text:span><text:a xlink:type="simple" xlink:href="https://en.wikipedia.org/wiki/GNU_Emacs" text:style-name="Internet_20_link" text:visited-style-name="Visited_20_Internet_20_Link"><text:span text:style-name="T34">GNU Emacs</text:span></text:a><text:span text:style-name="T30">(1985).The </text:span><text:a xlink:type="simple" xlink:href="https://en.wikipedia.org/wiki/GNU_Debugger" text:style-name="Internet_20_link" text:visited-style-name="Visited_20_Internet_20_Link"><text:span text:style-name="T34">GNU Debugger</text:span></text:a><text:span text:style-name="T30">, and the gnu <text:s/>compiler. These licenses contained similar provisions to the modern GPL, but were specific to each program, rendering them incompatible, despite being the same license .Stallman's goal was to produce one license that could be used for any project, thus making it possible for many projects to share code.</text:span></text:p>
      <text:p text:style-name="P36"><text:span text:style-name="T30">The second version of the license, version 2, was released in 1991. Over the following 15 years, members of the </text:span><text:a xlink:type="simple" xlink:href="https://en.wikipedia.org/wiki/Free_software_community" text:style-name="Internet_20_link" text:visited-style-name="Visited_20_Internet_20_Link">free software community</text:a><text:span text:style-name="T34"> </text:span><text:span text:style-name="T30">became concerned over problems in the GPLv2 license that could let someone exploit GPL-licensed software in ways contrary to the license's intent.</text:span></text:p>
      <text:p text:style-name="P19"/>
      <text:p text:style-name="P20">IDEA OF GPL <text:s/>LICENCING</text:p>
      <text:p text:style-name="P21"/>
      <text:p text:style-name="P22"><text:span text:style-name="T40">The GPL permits you to create and distribute an aggregate, even when the licenses of the other software are non-free or GPL-incompatible. The only condition is that you cannot release the aggregate under a license that prohibits users from exercising rights that each program's individual license would grant them.</text:span> </text:p>
      <text:p text:style-name="P24"><text:span text:style-name="T24">The GNU General Public License is a free, copyleft license for software and other kinds of works.</text:span></text:p>
      <text:p text:style-name="P34"><text:span text:style-name="T48">The licenses for most software and other practical works are designed to take away your freedom to share and change the works. By contrast, the GNU General Public License is intended to guarantee your freedom to share and change all versions of a program to make sure it remains free software for all its uses.</text:span></text:p>
      <text:p text:style-name="P26"><text:span text:style-name="T42"/></text:p>
      <text:p text:style-name="P27"><text:span text:style-name="T43">LICENCING MODEL OF GPL</text:span><text:line-break/></text:p>
      <text:p text:style-name="P27"><text:span text:style-name="T45">Published software should be </text:span><text:span text:style-name="T46">free software</text:span><text:span text:style-name="T45">. To make it free software, you need to release it under a free software license. We normally use the</text:span><text:span text:style-name="T46"> GNU general public licence</text:span><text:span text:style-name="T45"> (GNU GPL), specifying version 3 or any later version, but occasionally we use </text:span><text:span text:style-name="T46">other free software licence</text:span><text:span text:style-name="T45">. We use only licenses that are compatible with the GNU GPL for GNU software.</text:span></text:p>
      <text:p text:style-name="P37"><text:span text:style-name="T45">Documentation for free software should be </text:span><text:span text:style-name="T46">free documentation</text:span><text:span text:style-name="T45">, so that people can redistribute it and improve it along with the software it describes. To make it free documentation, you need to release it under a free documentation license. We normally use the </text:span><text:span text:style-name="T46">GNU free documentation</text:span><text:span text:style-name="T45">(GNU FDL), but occasionally we use </text:span><text:span text:style-name="T47">other free documentation.</text:span></text:p>
      <text:p text:style-name="P27"><text:soft-page-break/></text:p>
      <text:p text:style-name="P27"/>
      <text:p text:style-name="P27"/>
      <text:p text:style-name="P27"/>
      <text:p text:style-name="P28">POPULAR SOFTWARE UNDER LICENCE</text:p>
      <text:p text:style-name="P30">Here are some software that are under GPL licence</text:p>
      <text:p text:style-name="P25">AbiWord.</text:p>
      <text:list xml:id="list476133947" text:style-name="L1">
        <text:list-item>
          <text:p text:style-name="P40">Adblock Plus.</text:p>
        </text:list-item>
        <text:list-item>
          <text:p text:style-name="P40">Amnesia: A Machine for Pigs.</text:p>
        </text:list-item>
        <text:list-item>
          <text:p text:style-name="P40">Amnesia: The Dark Descent.</text:p>
        </text:list-item>
        <text:list-item>
          <text:p text:style-name="P40">Ansible (<text:span text:style-name="T49">software</text:span>)</text:p>
        </text:list-item>
        <text:list-item>
          <text:p text:style-name="P40">Aptana.</text:p>
        </text:list-item>
        <text:list-item>
          <text:p text:style-name="P40">Astrolog.</text:p>
        </text:list-item>
        <text:list-item>
          <text:p text:style-name="P40">Audacity (audio editor)</text:p>
        </text:list-item>
      </text:list>
      <text:p text:style-name="P30"/>
      <text:p text:style-name="P28">POPULARITY</text:p>
      <text:p text:style-name="P32"><text:span text:style-name="T36">As you can see, the GPL/LGPL is the most popular license by a wide margin with over 45% of software being licensed under one or more versions. The next 3 licenses are all GPL compatible in some way meaning 67% to 87% or more of all open source code is GPL compatible and can be added to GPL</text:span><text:span text:style-name="T38"> </text:span><text:span text:style-name="T36">licensed projects</text:span><text:span text:style-name="T50"> </text:span><text:span text:style-name="T25">the GPL license family has been one of the most popular software licenses in the </text:span><text:a xlink:type="simple" xlink:href="https://en.wikipedia.org/wiki/Free_and_open-source_software" text:style-name="Internet_20_link" text:visited-style-name="Visited_20_Internet_20_Link"><text:span text:style-name="T31">free and open-source software</text:span></text:a><text:span text:style-name="T25">domain.</text:span><text:bookmark text:name="cite_ref-blackduck2015_7-1"/><text:a xlink:type="simple" xlink:href="https://en.wikipedia.org/wiki/GNU_General_Public_License#cite_note-blackduck2015-7" text:style-name="Internet_20_link" text:visited-style-name="Visited_20_Internet_20_Link"><text:span text:style-name="T33">[</text:span></text:a><text:span text:style-name="T25">Prominent free software programs licensed under the GPL include the </text:span><text:a xlink:type="simple" xlink:href="https://en.wikipedia.org/wiki/Linux_kernel" text:style-name="Internet_20_link" text:visited-style-name="Visited_20_Internet_20_Link"><text:span text:style-name="T31">Linux kernel</text:span></text:a><text:span text:style-name="T28"> </text:span><text:span text:style-name="T25">and the </text:span><text:a xlink:type="simple" xlink:href="https://en.wikipedia.org/wiki/GNU_Compiler_Collection" text:style-name="Internet_20_link" text:visited-style-name="Visited_20_Internet_20_Link"><text:span text:style-name="T31">GNU Compiler Collection</text:span></text:a><text:span text:style-name="T28"> </text:span><text:span text:style-name="T25">(GCC). David A. Wheeler argues that the copyleft provided by the GPL was crucial to the success of </text:span><text:a xlink:type="simple" xlink:href="https://en.wikipedia.org/wiki/Linux_kernel" text:style-name="Internet_20_link" text:visited-style-name="Visited_20_Internet_20_Link"><text:span text:style-name="T31">Linux</text:span></text:a><text:span text:style-name="T25">-based systems</text:span> </text:p>
      <text:p text:style-name="P28">IMPACT</text:p>
      <text:p text:style-name="P33"><text:span text:style-name="T37">I</text:span><text:span text:style-name="T35">t's actually had a tremendous impact. First, many very common UNIX applications, such as GNU Emacs, have been released under the GPL, and are used by countless numbers of users every day. Second, the open source software movement has taken several ideas promoted by the GPL</text:span><text:span text:style-name="T39"> </text:span><text:span text:style-name="T35">and modified them slightly</text:span>.</text:p>
      <text:p text:style-name="P33"/>
      <text:p text:style-name="P33"/>
      <text:p text:style-name="P33"/>
      <text:p text:style-name="P33"/>
      <text:p text:style-name="P33"/>
      <text:p text:style-name="P33"><text:soft-page-break/></text:p>
      <text:p text:style-name="P33"/>
      <text:p text:style-name="P33"/>
      <text:p text:style-name="P33"/>
      <text:p text:style-name="P33"/>
      <text:p text:style-name="P33"><text:s text:c="34"/><text:span text:style-name="T22"><text:s text:c="18"/></text:span><text:span text:style-name="T23">LGPL</text:span></text:p>
      <text:p text:style-name="P33"><text:span text:style-name="T23"/></text:p>
      <text:p text:style-name="P29">HISTORY OF LGPL</text:p>
      <text:p text:style-name="P35"><text:span text:style-name="T26">The GNU Lesser General Public License(LGPL) is a free software licence published by the free software foundation</text:span><text:span text:style-name="T29"> </text:span><text:span text:style-name="T26">(FSF). The license allows developers and companies to use and integrate a software component released under the LGPL into their own (even proprietary) software without being required by the terms of a strong copyleft license to release the source code of their own components. However, any developer who modifies an LGPL-covered component is required to make their modified version available under the same LGPL license. For proprietary software, code under the LGPL is usually used in the form of a shared libre, so that there is a clear separation between the proprietary and LGPL components. The LGPL is primarily used for software libraries <text:s/>although it is also used by some stand-alone applications.</text:span> </text:p>
      <text:p text:style-name="P29"/>
      <text:p text:style-name="P29">IDEA OF LGPL</text:p>
      <text:p text:style-name="P31"><text:span text:style-name="T41">The LGPL is primarily used for software libraries, although it is also used by some stand-alone applications. The LGPL was developed as a compromise between the strong copyleft of the GNU General Public License (GPL) and more permissive licenses such as the BSD licenses and the MIT License.</text:span><text:span text:style-name="T51"> </text:span><text:span text:style-name="T44">The licenses for most software are designed to take away your freedom to share and change it. By contrast, the GNU General Public Licenses are intended to guarantee your freedom to share and change free software to make sure the software is free for all its users.</text:span></text:p>
      <text:p text:style-name="P38"/>
      <text:p text:style-name="P39">LICENCING MODE OF LGPL</text:p>
      <text:p text:style-name="P39"><text:span text:style-name="T35">The GNU Lesser General Public License (LGPL) is a free-software license published by the Free Software Foundation (FSF) For proprietary software, code under the LGPL is usually used in the form of a shared library, so that there is a clear separation between the proprietary and LGPL components.</text:span> </text:p>
      <text:p text:style-name="P39"/>
      <text:p text:style-name="P39">SOFTWARE UNDER LGPL</text:p>
      <text:p text:style-name="P39"><text:span text:style-name="T35">MIT</text:span></text:p>
      <text:p text:style-name="P39"><text:soft-page-break/><text:span text:style-name="T35"><text:s/>BSD</text:span></text:p>
      <text:p text:style-name="P39"><text:span text:style-name="T35"/></text:p>
      <text:p text:style-name="P39"><text:span text:style-name="T35"><text:s/>MPL</text:span></text:p>
      <text:p text:style-name="P39"><text:span text:style-name="T35"><text:s/>Apache</text:span> </text:p>
      <text:p text:style-name="P39"/>
      <text:p text:style-name="P39">POPULARITY OF LGPL</text:p>
      <text:p text:style-name="P39"><text:span text:style-name="T35">As you can see, the GPL/LGPL is the most popular license by a wide margin with over 45% of software being licensed under one or more versions. The next 3 licenses are all GPL compatible in some way meaning 67% to 87% or more of all open source code is GPL compatible and can be added to GPL licensed projects.</text:span> </text:p>
      <text:p text:style-name="P39"/>
      <text:p text:style-name="P39">IMPACT OF LGPL</text:p>
      <text:p text:style-name="P39"><text:span text:style-name="T25">The GNU Lesser General Public License (LGPL) is a </text:span><text:span text:style-name="T32">free software licence </text:span><text:span text:style-name="T25">published by the </text:span><text:a xlink:type="simple" xlink:href="https://en.wikipedia.org/wiki/Free_Software_Foundation" text:style-name="Internet_20_link" text:visited-style-name="Visited_20_Internet_20_Link"><text:span text:style-name="T31">Free Software Foundation</text:span></text:a><text:span text:style-name="T27"> </text:span><text:span text:style-name="T25">(FSF). The license allows developers and companies to use and integrate a software component released under the LGPL into their own (even </text:span><text:a xlink:type="simple" xlink:href="https://en.wikipedia.org/wiki/Proprietary_software" text:style-name="Internet_20_link" text:visited-style-name="Visited_20_Internet_20_Link"><text:span text:style-name="T31">proprietary</text:span></text:a><text:span text:style-name="T25">) software without being required by the terms of a strong </text:span><text:span text:style-name="T32">copyleft</text:span><text:span text:style-name="T28"> </text:span><text:span text:style-name="T25">license to release the source code of their own components. However, any developer who modifies an LGPL-covered component is required to make their modified version available under the same LGPL license. For proprietary software, code under the LGPL is usually used in the form of a </text:span><text:a xlink:type="simple" xlink:href="https://en.wikipedia.org/wiki/Shared_library" text:style-name="Internet_20_link" text:visited-style-name="Visited_20_Internet_20_Link"><text:span text:style-name="T31">shared library</text:span></text:a><text:span text:style-name="T25">, so that there is a clear separation between the proprietary and LGPL components. The LGPL is primarily used for </text:span><text:a xlink:type="simple" xlink:href="https://en.wikipedia.org/wiki/Library_(computing)" text:style-name="Internet_20_link" text:visited-style-name="Visited_20_Internet_20_Link"><text:span text:style-name="T31">software libraries</text:span></text:a><text:span text:style-name="T25">, although it is also used by some stand-alone application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tyle:font-face style:name="Calibri-Bold" svg:font-family="Calibri-Bold"/>
    <style:font-face style:name="Calibri-BoldItalic" svg:font-family="Calibri-BoldItalic"/>
    <style:font-face style:name="Cambria" svg:font-family="Cambria"/>
    <style:font-face style:name="Helvetica" svg:font-family="Helvetica"/>
    <style:font-face style:name="Segoe UI" svg:font-family="'Segoe UI'"/>
    <style:font-face style:name="SegoeUI-Bold" svg:font-family="SegoeUI-Bold"/>
    <style:font-face style:name="SourceSansPro-Bold" svg:font-family="SourceSansPro-Bold"/>
    <style:font-face style:name="SourceSansPro-Regular" svg:font-family="SourceSansPro-Regular"/>
    <style:font-face style:name="Times New Roman1" svg:font-family="'Times New Roman'"/>
    <style:font-face style:name="TimesNewRomanPSMT" svg:font-family="TimesNewRomanPSMT"/>
    <style:font-face style:name="arial" svg:font-family="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000000" loext:opacity="100%" style:font-name="Calibri" fo:font-size="11pt" officeooo:paragraph-rsid="0007ff35"/>
    </style:style>
    <style:style style:name="MP2" style:family="paragraph" style:parent-style-name="Standard">
      <style:text-properties fo:color="#0c0d0e" loext:opacity="100%" style:font-name="Helvetica" fo:font-size="11.5pt" officeooo:paragraph-rsid="00086e86"/>
    </style:style>
    <style:style style:name="MT1" style:family="text">
      <style:text-properties officeooo:rsid="0007ff3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ame:Ajay Maurya <text:s text:c="19"/><text:span text:style-name="MT1"><text:s text:c="105"/>Rollno:FYCS26 </text:span></text:p>
      </style:header>
      <style:footer>
        <text:p text:style-name="MP2">Date:07/11/2020. <text:s text:c="99"/>Practical2</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4T18:47:02.516000000</meta:creation-date>
    <dc:date>2020-12-14T21:48:13.837000000</dc:date>
    <meta:editing-duration>PT7M14S</meta:editing-duration>
    <meta:editing-cycles>3</meta:editing-cycles>
    <meta:generator>LibreOffice/7.0.3.1$Windows_X86_64 LibreOffice_project/d7547858d014d4cf69878db179d326fc3483e082</meta:generator>
    <meta:document-statistic meta:table-count="0" meta:image-count="0" meta:object-count="0" meta:page-count="6" meta:paragraph-count="86" meta:word-count="1520" meta:character-count="9729" meta:non-whitespace-character-count="7799"/>
  </office:meta>
</office:document-meta>
</file>